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modern"/>
    <style:font-face style:name="宋体1" svg:font-family="宋体" style:font-family-generic="swiss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74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6.814cm"/>
    </style:style>
    <style:style style:name="co4" style:family="table-column">
      <style:table-column-properties fo:break-before="auto" style:column-width="16.103cm"/>
    </style:style>
    <style:style style:name="co5" style:family="table-column">
      <style:table-column-properties fo:break-before="auto" style:column-width="0.704cm"/>
    </style:style>
    <style:style style:name="co6" style:family="table-column">
      <style:table-column-properties fo:break-before="auto" style:column-width="5.553cm"/>
    </style:style>
    <style:style style:name="co7" style:family="table-column">
      <style:table-column-properties fo:break-before="auto" style:column-width="4.729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0.995cm"/>
    </style:style>
    <style:style style:name="co10" style:family="table-column">
      <style:table-column-properties fo:break-before="auto" style:column-width="1.214cm"/>
    </style:style>
    <style:style style:name="co11" style:family="table-column">
      <style:table-column-properties fo:break-before="auto" style:column-width="2.134cm"/>
    </style:style>
    <style:style style:name="co12" style:family="table-column">
      <style:table-column-properties fo:break-before="auto" style:column-width="2.304cm"/>
    </style:style>
    <style:style style:name="co13" style:family="table-column">
      <style:table-column-properties fo:break-before="auto" style:column-width="1.381cm"/>
    </style:style>
    <style:style style:name="co14" style:family="table-column">
      <style:table-column-properties fo:break-before="auto" style:column-width="6.135cm"/>
    </style:style>
    <style:style style:name="co15" style:family="table-column">
      <style:table-column-properties fo:break-before="auto" style:column-width="5.214cm"/>
    </style:style>
    <style:style style:name="co16" style:family="table-column">
      <style:table-column-properties fo:break-before="auto" style:column-width="3.03cm"/>
    </style:style>
    <style:style style:name="co17" style:family="table-column">
      <style:table-column-properties fo:break-before="auto" style:column-width="3.321cm"/>
    </style:style>
    <style:style style:name="ro1" style:family="table-row">
      <style:table-row-properties style:row-height="1.27cm" fo:break-before="auto" style:use-optimal-row-height="false"/>
    </style:style>
    <style:style style:name="ro2" style:family="table-row">
      <style:table-row-properties style:row-height="0.88cm" fo:break-before="auto" style:use-optimal-row-height="false"/>
    </style:style>
    <style:style style:name="ro3" style:family="table-row">
      <style:table-row-properties style:row-height="1.773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3.096cm" fo:break-before="auto" style:use-optimal-row-height="false"/>
    </style:style>
    <style:style style:name="ro6" style:family="table-row">
      <style:table-row-properties style:row-height="2.91cm" fo:break-before="auto" style:use-optimal-row-height="false"/>
    </style:style>
    <style:style style:name="ro7" style:family="table-row">
      <style:table-row-properties style:row-height="2.09cm" fo:break-before="auto" style:use-optimal-row-height="false"/>
    </style:style>
    <style:style style:name="ro8" style:family="table-row">
      <style:table-row-properties style:row-height="1.905cm" fo:break-before="auto" style:use-optimal-row-height="false"/>
    </style:style>
    <style:style style:name="ro9" style:family="table-row">
      <style:table-row-properties style:row-height="1.455cm" fo:break-before="auto" style:use-optimal-row-height="false"/>
    </style:style>
    <style:style style:name="ro10" style:family="table-row">
      <style:table-row-properties style:row-height="3.228cm" fo:break-before="auto" style:use-optimal-row-height="false"/>
    </style:style>
    <style:style style:name="ro11" style:family="table-row">
      <style:table-row-properties style:row-height="1.191cm" fo:break-before="auto" style:use-optimal-row-height="false"/>
    </style:style>
    <style:style style:name="ro12" style:family="table-row">
      <style:table-row-properties style:row-height="2.884cm" fo:break-before="auto" style:use-optimal-row-height="false"/>
    </style:style>
    <style:style style:name="ro13" style:family="table-row">
      <style:table-row-properties style:row-height="2.434cm" fo:break-before="auto" style:use-optimal-row-height="false"/>
    </style:style>
    <style:style style:name="ro14" style:family="table-row">
      <style:table-row-properties style:row-height="2.831cm" fo:break-before="auto" style:use-optimal-row-height="false"/>
    </style:style>
    <style:style style:name="ro15" style:family="table-row">
      <style:table-row-properties style:row-height="2.143cm" fo:break-before="auto" style:use-optimal-row-height="false"/>
    </style:style>
    <style:style style:name="ro16" style:family="table-row">
      <style:table-row-properties style:row-height="3.016cm" fo:break-before="auto" style:use-optimal-row-height="false"/>
    </style:style>
    <style:style style:name="ro17" style:family="table-row">
      <style:table-row-properties style:row-height="1.879cm" fo:break-before="auto" style:use-optimal-row-height="false"/>
    </style:style>
    <style:style style:name="ro18" style:family="table-row">
      <style:table-row-properties style:row-height="1.655cm" fo:break-before="auto" style:use-optimal-row-height="false"/>
    </style:style>
    <style:style style:name="ro19" style:family="table-row">
      <style:table-row-properties style:row-height="1.416cm" fo:break-before="auto" style:use-optimal-row-height="false"/>
    </style:style>
    <style:style style:name="ro20" style:family="table-row">
      <style:table-row-properties style:row-height="1.746cm" fo:break-before="auto" style:use-optimal-row-height="false"/>
    </style:style>
    <style:style style:name="ro21" style:family="table-row">
      <style:table-row-properties style:row-height="1.667cm" fo:break-before="auto" style:use-optimal-row-height="false"/>
    </style:style>
    <style:style style:name="ro22" style:family="table-row">
      <style:table-row-properties style:row-height="2.117cm" fo:break-before="auto" style:use-optimal-row-height="false"/>
    </style:style>
    <style:style style:name="ro23" style:family="table-row">
      <style:table-row-properties style:row-height="3.36cm" fo:break-before="auto" style:use-optimal-row-height="false"/>
    </style:style>
    <style:style style:name="ro24" style:family="table-row">
      <style:table-row-properties style:row-height="1.693cm" fo:break-before="auto" style:use-optimal-row-height="false"/>
    </style:style>
    <style:style style:name="ro25" style:family="table-row">
      <style:table-row-properties style:row-height="2.937cm" fo:break-before="auto" style:use-optimal-row-height="false"/>
    </style:style>
    <style:style style:name="ro26" style:family="table-row">
      <style:table-row-properties style:row-height="3.704cm" fo:break-before="auto" style:use-optimal-row-height="false"/>
    </style:style>
    <style:style style:name="ro27" style:family="table-row">
      <style:table-row-properties style:row-height="2.328cm" fo:break-before="auto" style:use-optimal-row-height="false"/>
    </style:style>
    <style:style style:name="ro28" style:family="table-row">
      <style:table-row-properties style:row-height="2.858cm" fo:break-before="auto" style:use-optimal-row-height="false"/>
    </style:style>
    <style:style style:name="ro29" style:family="table-row">
      <style:table-row-properties style:row-height="3.122cm" fo:break-before="auto" style:use-optimal-row-height="false"/>
    </style:style>
    <style:style style:name="ta1" style:family="table" style:master-page-name="PageStyle_5f_一览表">
      <style:table-properties table:display="true" style:writing-mode="lr-tb"/>
    </style:style>
    <style:style style:name="ta2" style:family="table" style:master-page-name="PageStyle_5f_t_5f_code_5f_table_5f_buttons">
      <style:table-properties table:display="true" style:writing-mode="lr-tb"/>
    </style:style>
    <style:style style:name="ta3" style:family="table" style:master-page-name="PageStyle_5f_t_5f_code_5f_table_5f_category">
      <style:table-properties table:display="true" style:writing-mode="lr-tb"/>
    </style:style>
    <style:style style:name="ta4" style:family="table" style:master-page-name="PageStyle_5f_t_5f_code_5f_table_5f_cols_5f_md">
      <style:table-properties table:display="true" style:writing-mode="lr-tb"/>
    </style:style>
    <style:style style:name="ta5" style:family="table" style:master-page-name="PageStyle_5f_t_5f_code_5f_table_5f_md">
      <style:table-properties table:display="true" style:writing-mode="lr-tb"/>
    </style:style>
    <style:style style:name="ta6" style:family="table" style:master-page-name="PageStyle_5f_t_5f_dict_5f_table_5f_category">
      <style:table-properties table:display="true" style:writing-mode="lr-tb"/>
    </style:style>
    <style:style style:name="ta7" style:family="table" style:master-page-name="PageStyle_5f_t_5f_dict_5f_table_5f_md">
      <style:table-properties table:display="true" style:writing-mode="lr-tb"/>
    </style:style>
    <style:style style:name="ta8" style:family="table" style:master-page-name="PageStyle_5f_t_5f_form_5f_category">
      <style:table-properties table:display="true" style:writing-mode="lr-tb"/>
    </style:style>
    <style:style style:name="ta9" style:family="table" style:master-page-name="PageStyle_5f_t_5f_form">
      <style:table-properties table:display="true" style:writing-mode="lr-tb"/>
    </style:style>
    <style:style style:name="ta10" style:family="table" style:master-page-name="PageStyle_5f_t_5f_form_5f_cols">
      <style:table-properties table:display="true" style:writing-mode="lr-tb"/>
    </style:style>
    <style:style style:name="ta11" style:family="table" style:master-page-name="PageStyle_5f_t_5f_form_5f_detail">
      <style:table-properties table:display="true" style:writing-mode="lr-tb"/>
    </style:style>
    <style:style style:name="ta12" style:family="table" style:master-page-name="PageStyle_5f_t_5f_form_5f_detail_5f_cols">
      <style:table-properties table:display="true" style:writing-mode="lr-tb"/>
    </style:style>
    <style:style style:name="ta13" style:family="table" style:master-page-name="PageStyle_5f_t_5f_fv">
      <style:table-properties table:display="true" style:writing-mode="lr-tb"/>
    </style:style>
    <style:style style:name="ta14" style:family="table" style:master-page-name="PageStyle_5f_t_5f_fv_5f_category">
      <style:table-properties table:display="true" style:writing-mode="lr-tb"/>
    </style:style>
    <style:style style:name="ta15" style:family="table" style:master-page-name="PageStyle_5f_t_5f_fv_5f_cols">
      <style:table-properties table:display="true" style:writing-mode="lr-tb"/>
    </style:style>
    <style:style style:name="ta16" style:family="table" style:master-page-name="PageStyle_5f_t_5f_fv_5f_qc">
      <style:table-properties table:display="true" style:writing-mode="lr-tb"/>
    </style:style>
    <style:style style:name="ta17" style:family="table" style:master-page-name="PageStyle_5f_t_5f_fv_5f_md">
      <style:table-properties table:display="true" style:writing-mode="lr-tb"/>
    </style:style>
    <style:style style:name="ta18" style:family="table" style:master-page-name="PageStyle_5f_t_5f_solution">
      <style:table-properties table:display="true" style:writing-mode="lr-tb"/>
    </style:style>
    <style:style style:name="ta19" style:family="table" style:master-page-name="PageStyle_5f_t_5f_sysdict_5f_editor_5f_xtype">
      <style:table-properties table:display="true" style:writing-mode="lr-tb"/>
    </style:style>
    <style:style style:name="ta20" style:family="table" style:master-page-name="PageStyle_5f_t_5f_sysdict_5f_form_5f_editor_5f_xtype">
      <style:table-properties table:display="true" style:writing-mode="lr-tb"/>
    </style:style>
    <style:style style:name="ta21" style:family="table" style:master-page-name="PageStyle_5f_t_5f_sysdict_5f_fv_5f_xtype">
      <style:table-properties table:display="true" style:writing-mode="lr-tb"/>
    </style:style>
    <style:style style:name="ta22" style:family="table" style:master-page-name="PageStyle_5f_t_5f_sysdict_5f_sln0000_5f_gender">
      <style:table-properties table:display="true" style:writing-mode="lr-tb"/>
    </style:style>
    <style:style style:name="ta23" style:family="table" style:master-page-name="PageStyle_5f_t_5f_sysdict_5f_sln0000_5f_org_5f_type">
      <style:table-properties table:display="true" style:writing-mode="lr-tb"/>
    </style:style>
    <style:style style:name="ta24" style:family="table" style:master-page-name="PageStyle_5f_t_5f_sysdict_5f_record_5f_statu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20pt" fo:font-style="normal" fo:text-shadow="none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" style:family="text">
      <style:text-properties fo:color="#000000" style:font-name="宋体" fo:font-size="20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20pt" style:font-size-complex="20pt" style:font-weight-asian="bold" style:font-weight-complex="bold" style:font-style-asian="normal" style:font-style-complex="normal"/>
    </style:style>
    <style:style style:name="T2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Courier New" style:font-name-complex="Courier New"/>
    </style:style>
    <style:style style:name="T3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宋体" style:font-name-asian="宋体"/>
    </style:style>
    <style:style style:name="T4" style:family="text">
      <style:text-properties fo:color="#000000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  <style:style style:name="T7" style:family="text">
      <style:text-properties fo:color="#000000"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fo:color="#000000" style:font-name="Courier New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style:use-window-font-color="true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11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览表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/>
          <table:table-cell table:style-name="ce32" office:value-type="string" calcext:value-type="string" table:number-columns-spanned="3" table:number-rows-spanned="1">
            <text:p>PSI<text:span text:style-name="T1">低代码应用平台</text:span><text:span text:style-name="T2"> </text:span><text:span text:style-name="T3">数据库表结构一览表</text:span><text:span text:style-name="T2"> – V20220110</text:span></text:p>
          </table:table-cell>
          <table:covered-table-cell table:number-columns-repeated="2" table:style-name="ce32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表名</text:p>
          </table:table-cell>
          <table:table-cell table:style-name="ce3" office:value-type="string" calcext:value-type="string">
            <text:p>说明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#t_code_table_buttons.A1" xlink:type="simple">t_code_table_buttons</text:a></text:p>
          </table:table-cell>
          <table:table-cell table:style-name="ce7" office:value-type="string" calcext:value-type="string">
            <text:p>码表默认视图上的业务按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#t_code_table_category.A1" xlink:type="simple">t_code_table_category</text:a></text:p>
          </table:table-cell>
          <table:table-cell table:style-name="ce7" office:value-type="string" calcext:value-type="string">
            <text:p>码表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#t_code_table_cols_md.A1" xlink:type="simple">t_code_table_cols_md</text:a></text:p>
          </table:table-cell>
          <table:table-cell table:style-name="ce7" office:value-type="string" calcext:value-type="string">
            <text:p>码表列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<text:a xlink:href="#t_code_table_md.A1" xlink:type="simple">t_code_table_md</text:a></text:p>
          </table:table-cell>
          <table:table-cell table:style-name="ce7" office:value-type="string" calcext:value-type="string">
            <text:p>码表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#t_dict_table_category.A1" xlink:type="simple">t_dict_table_category</text:a></text:p>
          </table:table-cell>
          <table:table-cell table:style-name="ce8" office:value-type="string" calcext:value-type="string">
            <text:p>系统数据字典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#t_dict_table_md.A1" xlink:type="simple">t_dict_table_md</text:a></text:p>
          </table:table-cell>
          <table:table-cell table:style-name="ce8" office:value-type="string" calcext:value-type="string">
            <text:p>系统数据字典元数据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<text:a xlink:href="#t_form_category.A1" xlink:type="simple">t_form_category</text:a></text:p>
          </table:table-cell>
          <table:table-cell table:style-name="ce7" office:value-type="string" calcext:value-type="string">
            <text:p>表单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<text:a xlink:href="#t_form.A1" xlink:type="simple">t_form</text:a></text:p>
          </table:table-cell>
          <table:table-cell table:style-name="ce7" office:value-type="string" calcext:value-type="string">
            <text:p>表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<text:a xlink:href="#t_form_cols.A1" xlink:type="simple">t_form_cols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主表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<text:a xlink:href="#t_form_detail.A1" xlink:type="simple">t_form_detail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明细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<text:a xlink:href="#t_form_detail_cols.A1" xlink:type="simple">t_form_detail_cols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明细表的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<text:a xlink:href="#t_form_md.A1" xlink:type="simple">t_form_md</text:a></text:p>
          </table:table-cell>
          <table:table-cell table:style-name="ce7" office:value-type="string" calcext:value-type="string">
            <text:p>表单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<text:a xlink:href="#t_fv.A1" xlink:type="simple">t_fv</text:a></text:p>
          </table:table-cell>
          <table:table-cell table:style-name="ce7" office:value-type="string" calcext:value-type="string">
            <text:p>视图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<text:a xlink:href="#t_fv_category.A1" xlink:type="simple">t_fv_category</text:a></text:p>
          </table:table-cell>
          <table:table-cell table:style-name="ce7" office:value-type="string" calcext:value-type="string">
            <text:p>视图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<text:a xlink:href="#t_fv_cols.A1" xlink:type="simple">t_fv_cols</text:a></text:p>
          </table:table-cell>
          <table:table-cell table:style-name="ce7" office:value-type="string" calcext:value-type="string">
            <text:p>视图列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<text:a xlink:href="#t_fv_qc.A1" xlink:type="simple">t_fv_qc</text:a></text:p>
          </table:table-cell>
          <table:table-cell table:style-name="ce7" office:value-type="string" calcext:value-type="string">
            <text:p>视图查询条件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<text:a xlink:href="#t_solution.A1" xlink:type="simple">t_solution</text:a></text:p>
          </table:table-cell>
          <table:table-cell table:style-name="ce7" office:value-type="string" calcext:value-type="string">
            <text:p><text:span text:style-name="T4">解决方案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<text:a xlink:href="#t_sysdict_editor_xtype.A1" xlink:type="simple">t_sysdict_ct_editor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码表字段编辑器类型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<text:a xlink:href="#t_sysdict_record_status.A1" xlink:type="simple">t_sysdict_ct_record_status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记录状态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<text:a xlink:href="#t_sysdict_form_editor_xtype.A1" xlink:type="simple">t_sysdict_form_editor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表单字段编辑器类型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<text:a xlink:href="#t_sysdict_fv_xtype.A1" xlink:type="simple">t_sysdict_fv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视图</text:span><text:span text:style-name="T5">xtype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<text:a xlink:href="#t_sysdict_gender.A1" xlink:type="simple">t_sysdict_sln0000_gender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性别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<text:a xlink:href="#t_sysdict_org_type.A1" xlink:type="simple">t_sysdict_sln0000_org_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组织机构性质</text:span>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buttons" table:style-name="ta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button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码表默认视图上的业务按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able_id</text:p>
          </table:table-cell>
          <table:table-cell table:style-name="ce7" office:value-type="string" calcext:value-type="string">
            <text:p><text:span text:style-name="T4">码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按钮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on_click_frontend</text:p>
          </table:table-cell>
          <table:table-cell table:style-name="ce7" office:value-type="string" calcext:value-type="string">
            <text:p><text:span text:style-name="T4">前端单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on_click_backend</text:p>
          </table:table-cell>
          <table:table-cell table:style-name="ce7" office:value-type="string" calcext:value-type="string">
            <text:p><text:span text:style-name="T4">后端单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14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category" table:style-name="ta3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码表分类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分类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码表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is_system</text:p>
          </table:table-cell>
          <table:table-cell table:style-name="ce14" office:value-type="string" calcext:value-type="string">
            <text:p>是否是系统固有分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:<text:span text:style-name="T4">系统固有</text:span><text:span text:style-name="T5"> 2</text:span><text:span text:style-name="T6">：用户自定义</text:span></text:p>
            <text:p/>
            <text:p><text:span text:style-name="T4">默认值：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cols_md" table:style-name="ta4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cols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码表列元数据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able_id</text:p>
          </table:table-cell>
          <table:table-cell table:style-name="ce7" office:value-type="string" calcext:value-type="string">
            <text:p><text:span text:style-name="T4">码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中文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<text:span text:style-name="T4">数据库列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<text:span text:style-name="T4">数据库列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<text:span text:style-name="T4">数据库列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<text:span text:style-name="T4">数据库列小数位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22" office:value-type="string" calcext:value-type="string">
            <text:p>编辑页面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5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<text:span text:style-name="T4">字段值的来源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8">2</text:span><text:span text:style-name="T6">：引用系统数据字典</text:span></text:p>
            <text:p><text:span text:style-name="T8">3</text:span><text:span text:style-name="T6">：引用其他码表</text:span></text:p>
            <text:p><text:span text:style-name="T8">4:</text:span><text:span text:style-name="T6">引用自身（主要用于层级数据）</text:span></text:p>
            <text:p><text:span text:style-name="T8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<text:span text:style-name="T4">引用的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<text:span text:style-name="T4">引用的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4" office:value-type="string" calcext:value-type="string" table:number-columns-spanned="4" table:number-rows-spanned="1">
            <text:p>关联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22" office:value-type="string" calcext:value-type="string">
            <text:p>引用的字段名-显示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4" office:value-type="string" calcext:value-type="string" table:number-columns-spanned="4" table:number-rows-spanned="1">
            <text:p>显示用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ust_input</text:p>
          </table:table-cell>
          <table:table-cell table:style-name="ce22" office:value-type="string" calcext:value-type="string">
            <text:p>必须录入项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8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sys_col</text:p>
          </table:table-cell>
          <table:table-cell table:style-name="ce22" office:value-type="string" calcext:value-type="string">
            <text:p>是否是系统列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8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is_visible</text:p>
          </table:table-cell>
          <table:table-cell table:style-name="ce22" office:value-type="string" calcext:value-type="string">
            <text:p>编辑的时候对用户是否可见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8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width_in_view</text:p>
          </table:table-cell>
          <table:table-cell table:style-name="ce22" office:value-type="string" calcext:value-type="string">
            <text:p>Grid中列的宽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22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9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show_order_in_view</text:p>
          </table:table-cell>
          <table:table-cell table:style-name="ce22" office:value-type="string" calcext:value-type="string">
            <text:p>Grid中列的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：</text:span><text:span text:style-name="T5">-1</text:span></text:p>
            <text:p><text:span text:style-name="T4">负数表示不显示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editor_xtype</text:p>
          </table:table-cell>
          <table:table-cell table:style-name="ce22" office:value-type="string" calcext:value-type="string">
            <text:p>该字段编辑的时候的字段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col_span</text:p>
          </table:table-cell>
          <table:table-cell table:style-name="ce22" office:value-type="string" calcext:value-type="string">
            <text:p>编辑器列占位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4" office:value-type="string" calcext:value-type="string" table:number-columns-spanned="4" table:number-rows-spanned="1">
            <text:p>默认值：1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md" table:style-name="ta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码表元数据表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码表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中文名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fid</text:p>
          </table:table-cell>
          <table:table-cell table:style-name="ce9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1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md_version</text:p>
          </table:table-cell>
          <table:table-cell table:style-name="ce9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<text:span text:style-name="T4">默认值：</text:span><text:span text:style-name="T5">1</text:span><text:span text:style-name="T6">，也就是初始版本号是</text:span><text:span text:style-name="T5">1</text:span><text:span text:style-name="T6">，然后每修改一次加一</text:span></text:p>
          </table:table-cell>
          <table:covered-table-cell table:number-columns-repeated="3" table:style-name="ce17"/>
          <table:table-cell table:number-columns-repeated="1013"/>
        </table:table-row>
        <table:table-row table:style-name="ro1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is_fixed</text:p>
          </table:table-cell>
          <table:table-cell table:style-name="ce9" office:value-type="string" calcext:value-type="string">
            <text:p>是否是系统固有码表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系统固有；</text:span><text:span text:style-name="T5">2</text:span><text:span text:style-name="T6">：非固有。</text:span></text:p>
            <text:p><text:span text:style-name="T4">默认值：</text:span><text:span text:style-name="T5">2</text:span></text:p>
            <text:p><text:span text:style-name="T4">举个应用例子：客户资料用码表实现后，它的元数据就是系统固有。通常系统固有，就有更多的限制，比如不能删除。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13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enable_parent_id</text:p>
          </table:table-cell>
          <table:table-cell table:style-name="ce9" office:value-type="string" calcext:value-type="string">
            <text:p>是否构成层级结构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：</text:span><text:span text:style-name="T5">0</text:span><text:span text:style-name="T6">；</text:span></text:p>
            <text:p><text:span text:style-name="T8">0</text:span><text:span text:style-name="T6">：不构成层级结构；</text:span></text:p>
            <text:p><text:span text:style-name="T8">1</text:span><text:span text:style-name="T6">：构成层级结构，这是创建的数据库表中会有</text:span><text:span text:style-name="T5">parent_id</text:span><text:span text:style-name="T6">这个字段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4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handler_class_name</text:p>
          </table:table-cell>
          <table:table-cell table:style-name="ce9" office:value-type="string" calcext:value-type="string">
            <text:p><text:span text:style-name="T4">事件处理</text:span><text:span text:style-name="T5">PHP Class</text:span><text:span text:style-name="T6">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常见应用场景：码表记录被删除的时候，需要做特定的逻辑判断。就可以通过这个指定的</text:span><text:span text:style-name="T5">PHP Class</text:span><text:span text:style-name="T6">来判断。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odule_name</text:p>
          </table:table-cell>
          <table:table-cell table:style-name="ce9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码表独立挂接在主菜单上的时候，使用的名称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edit_col_cnt</text:p>
          </table:table-cell>
          <table:table-cell table:style-name="ce9" office:value-type="string" calcext:value-type="string">
            <text:p><text:span text:style-name="T4">编辑页面列总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用于编辑页面布局。</text:span><text:span text:style-name="T5"> </text:span><text:span text:style-name="T6">默认值：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view_paging</text:p>
          </table:table-cell>
          <table:table-cell table:style-name="ce9" office:value-type="string" calcext:value-type="string">
            <text:p><text:span text:style-name="T4">视图是否分页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<text:span text:style-name="T4">：分页；</text:span><text:span text:style-name="T5">2</text:span><text:span text:style-name="T6">：不分页。默认值：</text:span><text:span text:style-name="T5">2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5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auto_code_length</text:p>
          </table:table-cell>
          <table:table-cell table:style-name="ce9" office:value-type="string" calcext:value-type="string">
            <text:p><text:span text:style-name="T4">自动编码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: <text:span text:style-name="T4">不自动编码，编码由用户输入</text:span></text:p>
            <text:p/>
            <text:p><text:span text:style-name="T4">默认值为</text:span><text:span text:style-name="T5">0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ict_table_category" table:style-name="ta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ict_table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系统数据字典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14" office:value-type="string" calcext:value-type="string">
            <text:p>分类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数据字典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14" office:value-type="string" calcext:value-type="string">
            <text:p>上级分类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ict_table_md" table:style-name="ta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ict_table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元数据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数据字典中文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<text:span text:style-name="T4">数据库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<text:span text:style-name="T4">中文名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category" table:style-name="ta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表单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14" office:value-type="string" calcext:value-type="string">
            <text:p>分类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表单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" table:style-name="ta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，和</text:span><text:span text:style-name="T5">t_form_md</text:span><text:span text:style-name="T6">配套使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表单名称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category_id</text:p>
          </table:table-cell>
          <table:table-cell table:style-name="ce7" office:value-type="string" calcext:value-type="string">
            <text:p><text:span text:style-name="T4">表单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6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ys_form</text:p>
          </table:table-cell>
          <table:table-cell table:style-name="ce7" office:value-type="string" calcext:value-type="string">
            <text:p>系统表单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:<text:span text:style-name="T4">普通表单；</text:span><text:span text:style-name="T5"> 1</text:span><text:span text:style-name="T6">：系统表单</text:span></text:p>
            <text:p><text:span text:style-name="T4">默认值：</text:span><text:span text:style-name="T5">0</text:span></text:p>
            <text:p/>
            <text:p><text:span text:style-name="T4">系统表单是指配置受限的表单，例如：在表单系统开发完成后，现有的入库单会转换成系统表单</text:span></text:p>
          </table:table-cell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d_version</text:p>
          </table:table-cell>
          <table:table-cell table:style-name="ce7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office:value-type="string" calcext:value-type="string" table:number-columns-spanned="4" table:number-rows-spanned="1">
            <text:p>主表的数据库表名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7">
          <table:table-cell/>
          <table:table-cell table:style-name="ce4" office:value-type="float" office:value="8" calcext:value-type="float">
            <text:p>8</text:p>
          </table:table-cell>
          <table:table-cell table:number-columns-repeated="2" table:style-name="ce7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以</text:span><text:span text:style-name="T5">fm</text:span><text:span text:style-name="T6">开头，后面带时间戳</text:span></text:p>
            <text:p><text:span text:style-name="T4">如果为空，则表示该表单不能挂接到主菜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8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module_name</text:p>
          </table:table-cell>
          <table:table-cell table:style-name="ce14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4" office:value-type="string" calcext:value-type="string" table:number-columns-spanned="4" table:number-rows-spanned="1">
            <text:p>把表单独立挂接到主菜单的时候，给表单另外取的模块名称，用于权限、标题等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cols" table:style-name="ta10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主表列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orm_id</text:p>
          </table:table-cell>
          <table:table-cell table:style-name="ce7" office:value-type="string" calcext:value-type="string">
            <text:p><text:span text:style-name="T4">表单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列中文标题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数据库列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数据库列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数据库列长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数据库列小数位数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编辑页面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负数就表示不显示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col_span</text:p>
          </table:table-cell>
          <table:table-cell table:style-name="ce9" office:value-type="string" calcext:value-type="string">
            <text:p><text:span text:style-name="T4">编辑器占用的格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5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字段值的来源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8">2</text:span><text:span text:style-name="T6">：引用系统数据字典</text:span></text:p>
            <text:p><text:span text:style-name="T8">3</text:span><text:span text:style-name="T6">：引用码表</text:span></text:p>
            <text:p><text:span text:style-name="T8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引用的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引用的字段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关联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9" office:value-type="string" calcext:value-type="string">
            <text:p><text:span text:style-name="T4">引用的字段名</text:span><text:span text:style-name="T5">-</text:span><text:span text:style-name="T6">显示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显示用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must_input</text:p>
          </table:table-cell>
          <table:table-cell table:style-name="ce9" office:value-type="string" calcext:value-type="string">
            <text:p>必须录入项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8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sys_col</text:p>
          </table:table-cell>
          <table:table-cell table:style-name="ce9" office:value-type="string" calcext:value-type="string">
            <text:p>是否是系统列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8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is_visible</text:p>
          </table:table-cell>
          <table:table-cell table:style-name="ce9" office:value-type="string" calcext:value-type="string">
            <text:p>编辑的时候对用户是否可见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8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editor_xtype</text:p>
          </table:table-cell>
          <table:table-cell table:style-name="ce9" office:value-type="string" calcext:value-type="string">
            <text:p>该字段编辑的时候的字段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7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data_index</text:p>
          </table:table-cell>
          <table:table-cell table:style-name="ce9" office:value-type="string" calcext:value-type="string">
            <text:p>dataIndex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用于前端创建</text:span><text:span text:style-name="T5">ExtJS Grid</text:span><text:span text:style-name="T6">的列，通过该字段和后台表的</text:span><text:span text:style-name="T5">db_field_name</text:span><text:span text:style-name="T6">对应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width_in_view</text:p>
          </table:table-cell>
          <table:table-cell table:style-name="ce7" office:value-type="string" calcext:value-type="string">
            <text:p><text:span text:style-name="T4">在</text:span><text:span text:style-name="T5">Grid</text:span><text:span text:style-name="T6">中的宽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</text:span><text:span text:style-name="T5">120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9">
          <table:table-cell/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show_order_in_view</text:p>
          </table:table-cell>
          <table:table-cell table:style-name="ce7" office:value-type="string" calcext:value-type="string">
            <text:p><text:span text:style-name="T4">在</text:span><text:span text:style-name="T5">Grid</text:span><text:span text:style-name="T6">中的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4" office:value-type="string" calcext:value-type="string" table:number-columns-spanned="4" table:number-rows-spanned="1">
            <text:p>负数就表示不显示</text:p>
            <text:p>默认值 -1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detail" table:style-name="ta11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detail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明细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orm_id</text:p>
          </table:table-cell>
          <table:table-cell table:style-name="ce7" office:value-type="string" calcext:value-type="string">
            <text:p><text:span text:style-name="T4">表单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14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fk_name</text:p>
          </table:table-cell>
          <table:table-cell table:style-name="ce22" office:value-type="string" calcext:value-type="string">
            <text:p>外键字段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how_order</text:p>
          </table:table-cell>
          <table:table-cell table:style-name="ce22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detail_cols" table:style-name="ta12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detail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明细表的列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detail_id</text:p>
          </table:table-cell>
          <table:table-cell table:style-name="ce7" office:value-type="string" calcext:value-type="string">
            <text:p><text:span text:style-name="T4">明细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中文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<text:span text:style-name="T4">数据库列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<text:span text:style-name="T4">数据库列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<text:span text:style-name="T4">数据库列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<text:span text:style-name="T4">数据库列小数位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编辑页面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width_in_view</text:p>
          </table:table-cell>
          <table:table-cell table:style-name="ce22" office:value-type="string" calcext:value-type="string">
            <text:p>列宽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5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<text:span text:style-name="T4">字段值的来源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8">2</text:span><text:span text:style-name="T6">：引用系统数据字典</text:span></text:p>
            <text:p><text:span text:style-name="T8">3</text:span><text:span text:style-name="T6">：引用码表</text:span></text:p>
            <text:p><text:span text:style-name="T8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<text:span text:style-name="T4">引用的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<text:span text:style-name="T4">引用的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<text:span text:style-name="T4">关联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9" office:value-type="string" calcext:value-type="string">
            <text:p><text:span text:style-name="T4">引用的字段名</text:span><text:span text:style-name="T5">-</text:span><text:span text:style-name="T6">显示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<text:span text:style-name="T4">显示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must_input</text:p>
          </table:table-cell>
          <table:table-cell table:style-name="ce9" office:value-type="string" calcext:value-type="string">
            <text:p><text:span text:style-name="T4">必须录入项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8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sys_col</text:p>
          </table:table-cell>
          <table:table-cell table:style-name="ce9" office:value-type="string" calcext:value-type="string">
            <text:p><text:span text:style-name="T4">是否是系统列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8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is_visible</text:p>
          </table:table-cell>
          <table:table-cell table:style-name="ce9" office:value-type="string" calcext:value-type="string">
            <text:p><text:span text:style-name="T4">编辑的时候对用户是否可见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8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9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editor_xtype</text:p>
          </table:table-cell>
          <table:table-cell table:style-name="ce9" office:value-type="string" calcext:value-type="string">
            <text:p><text:span text:style-name="T4">该字段编辑的时候的字段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data_index</text:p>
          </table:table-cell>
          <table:table-cell table:style-name="ce9" office:value-type="string" calcext:value-type="string">
            <text:p>dataIndex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用于前端创建</text:span><text:span text:style-name="T5">ExtJS Grid</text:span><text:span text:style-name="T6">的列，通过该字段和后台表的</text:span><text:span text:style-name="T5">db_field_name</text:span><text:span text:style-name="T6">对应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" table:style-name="ta1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视图元数据表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视图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中文名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fid</text:p>
          </table:table-cell>
          <table:table-cell table:style-name="ce9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1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md_version</text:p>
          </table:table-cell>
          <table:table-cell table:style-name="ce9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<text:span text:style-name="T4">默认值：</text:span><text:span text:style-name="T5">1</text:span><text:span text:style-name="T6">，也就是初始版本号是</text:span><text:span text:style-name="T5">1</text:span><text:span text:style-name="T6">，然后每修改一次加一</text:span></text:p>
          </table:table-cell>
          <table:covered-table-cell table:number-columns-repeated="3" table:style-name="ce17"/>
          <table:table-cell table:number-columns-repeated="1013"/>
        </table:table-row>
        <table:table-row table:style-name="ro20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is_fixed</text:p>
          </table:table-cell>
          <table:table-cell table:style-name="ce9" office:value-type="string" calcext:value-type="string">
            <text:p>是否是系统固有视图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系统固有；</text:span><text:span text:style-name="T5">2</text:span><text:span text:style-name="T6">：非固有。</text:span></text:p>
            <text:p><text:span text:style-name="T4">默认值：</text:span><text:span text:style-name="T5">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parent_id</text:p>
          </table:table-cell>
          <table:table-cell table:style-name="ce9" office:value-type="string" calcext:value-type="string">
            <text:p><text:span text:style-name="T4">上级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module_name</text:p>
          </table:table-cell>
          <table:table-cell table:style-name="ce9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视图独立挂接在主菜单上的时候，使用的名称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1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xtype</text:p>
          </table:table-cell>
          <table:table-cell table:style-name="ce9" office:value-type="string" calcext:value-type="string">
            <text:p><text:span text:style-name="T4">视图的</text:span><text:span text:style-name="T5">xtype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office:value-type="string" calcext:value-type="string" table:number-columns-spanned="4" table:number-rows-spanned="1">
            <text:p><text:span text:style-name="T4">视图对应的</text:span><text:span text:style-name="T5">ExtJS</text:span><text:span text:style-name="T6">中的</text:span><text:span text:style-name="T5">xtype</text:span><text:span text:style-name="T6">。引用系统数据字典：</text:span><text:span text:style-name="T5">t_sysdict_fv_xtype</text:span><text:span text:style-name="T6">中的值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region</text:p>
          </table:table-cell>
          <table:table-cell table:style-name="ce9" office:value-type="string" calcext:value-type="string">
            <text:p>视图的位置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子视图的位置（当</text:span><text:span text:style-name="T5">parent_id</text:span><text:span text:style-name="T6">不为</text:span><text:span text:style-name="T5">null</text:span><text:span text:style-name="T6">的时候，视图是子视图），值对应</text:span><text:span text:style-name="T5">ExtJS</text:span><text:span text:style-name="T6">中</text:span><text:span text:style-name="T5">border</text:span><text:span text:style-name="T6">布局中的</text:span><text:span text:style-name="T5">region</text:span><text:span text:style-name="T6">值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width_or_height</text:p>
          </table:table-cell>
          <table:table-cell table:style-name="ce9" office:value-type="string" calcext:value-type="string">
            <text:p>宽度或高度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子视图的宽度或高度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5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layout_type</text:p>
          </table:table-cell>
          <table:table-cell table:style-name="ce9" office:value-type="string" calcext:value-type="string">
            <text:p><text:span text:style-name="T4">布局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 <text:span text:style-name="T4">填充满整个区域，用于最终子视图</text:span></text:p>
            <text:p><text:span text:style-name="T8">2</text:span><text:span text:style-name="T6">：左右布局，用于主表</text:span><text:span text:style-name="T5">-</text:span><text:span text:style-name="T6">明细表</text:span></text:p>
            <text:p><text:span text:style-name="T8">3</text:span><text:span text:style-name="T6">：上下布局</text:span></text:p>
            <text:p/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3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data_source_type</text:p>
          </table:table-cell>
          <table:table-cell table:style-name="ce9" office:value-type="string" calcext:value-type="string">
            <text:p><text:span text:style-name="T4">数据源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：无；用于视图容器</text:p>
            <text:p>1<text:span text:style-name="T4">：码表</text:span></text:p>
            <text:p><text:span text:style-name="T8">2</text:span><text:span text:style-name="T6">：表单</text:span></text:p>
            <text:p/>
            <text:p><text:span text:style-name="T4">默认值：码表</text:span></text:p>
            <text:p><text:span text:style-name="T4">2：表单</text:span></text:p>
            <text:p/>
            <text:p><text:span text:style-name="T4">默认值 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data_source_table_name</text:p>
          </table:table-cell>
          <table:table-cell table:style-name="ce9" office:value-type="string" calcext:value-type="string">
            <text:p><text:span text:style-name="T4">数据源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handler_class_name</text:p>
          </table:table-cell>
          <table:table-cell table:style-name="ce9" office:value-type="string" calcext:value-type="string">
            <text:p><text:span text:style-name="T4">后台</text:span><text:span text:style-name="T5">PHP</text:span><text:span text:style-name="T6">处理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category" table:style-name="ta1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视图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分类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视图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is_system</text:p>
          </table:table-cell>
          <table:table-cell table:style-name="ce14" office:value-type="string" calcext:value-type="string">
            <text:p>是否是系统固有分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:<text:span text:style-name="T4">系统固有</text:span><text:span text:style-name="T5"> 2</text:span><text:span text:style-name="T6">：用户自定义</text:span></text:p>
            <text:p/>
            <text:p><text:span text:style-name="T4">默认值：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cols" table:style-name="ta1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视图列元数据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v_id</text:p>
          </table:table-cell>
          <table:table-cell table:style-name="ce7" office:value-type="string" calcext:value-type="string">
            <text:p><text:span text:style-name="T4">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引用</text:span><text:span text:style-name="T5">t_fv</text:span><text:span text:style-name="T6">的</text:span><text:span text:style-name="T5">id</text:span><text:span text:style-name="T6">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how_order</text:p>
          </table:table-cell>
          <table:table-cell table:style-name="ce7" office:value-type="string" calcext:value-type="string">
            <text:p><text:span text:style-name="T4">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<text:span text:style-name="T4">列宽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value_from_table_name</text:p>
          </table:table-cell>
          <table:table-cell table:style-name="ce7" office:value-type="string" calcext:value-type="string">
            <text:p><text:span text:style-name="T4">取值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9" office:value-type="string" calcext:value-type="string" table:number-columns-spanned="4" table:number-rows-spanned="1">
            <text:p>当视图的数据源是自定义表单的时候，指定来自主表或者是子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value_from_col_name</text:p>
          </table:table-cell>
          <table:table-cell table:style-name="ce7" office:value-type="string" calcext:value-type="string">
            <text:p><text:span text:style-name="T4">取值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5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value_type</text:p>
          </table:table-cell>
          <table:table-cell table:style-name="ce7" office:value-type="string" calcext:value-type="string">
            <text:p><text:span text:style-name="T4">值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直接从数据库中取值</text:span></text:p>
            <text:p><text:span text:style-name="T8">2</text:span><text:span text:style-name="T6">：</text:span><text:span text:style-name="T5">SQL</text:span><text:span text:style-name="T6">短语</text:span></text:p>
            <text:p><text:span text:style-name="T8">3</text:span><text:span text:style-name="T6">：后台</text:span><text:span text:style-name="T5">PHP</text:span><text:span text:style-name="T6">附加处理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value_sql</text:p>
          </table:table-cell>
          <table:table-cell table:style-name="ce7" office:value-type="string" calcext:value-type="string">
            <text:p><text:span text:style-name="T4">取值</text:span><text:span text:style-name="T5">SQL</text:span><text:span text:style-name="T6">短语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value_type == 2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php_class_name</text:p>
          </table:table-cell>
          <table:table-cell table:style-name="ce7" office:value-type="string" calcext:value-type="string">
            <text:p><text:span text:style-name="T4">取值的后台</text:span><text:span text:style-name="T5">PHP</text:span><text:span text:style-name="T6">类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value_type == 3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6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display_format</text:p>
          </table:table-cell>
          <table:table-cell table:style-name="ce7" office:value-type="string" calcext:value-type="string">
            <text:p><text:span text:style-name="T4">显示格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原样</text:span></text:p>
            <text:p><text:span text:style-name="T8">2</text:span><text:span text:style-name="T6">：带千分符的金额</text:span></text:p>
            <text:p><text:span text:style-name="T8">3</text:span><text:span text:style-name="T6">：日期</text:span></text:p>
            <text:p><text:span text:style-name="T8">4</text:span><text:span text:style-name="T6">：日期时间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display_format_ext</text:p>
          </table:table-cell>
          <table:table-cell table:style-name="ce7" office:value-type="string" calcext:value-type="string">
            <text:p><text:span text:style-name="T4">显示格式附加信息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暂时未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qc" table:style-name="ta1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qc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视图查询条件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v_id</text:p>
          </table:table-cell>
          <table:table-cell table:style-name="ce7" office:value-type="string" calcext:value-type="string">
            <text:p><text:span text:style-name="T4">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引用</text:span><text:span text:style-name="T5">t_fv</text:span><text:span text:style-name="T6">的</text:span><text:span text:style-name="T5">id</text:span><text:span text:style-name="T6">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标题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how_order</text:p>
          </table:table-cell>
          <table:table-cell table:style-name="ce7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7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qc_type</text:p>
          </table:table-cell>
          <table:table-cell table:style-name="ce7" office:value-type="string" calcext:value-type="string">
            <text:p>类型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<text:span text:style-name="T4">：用户录入</text:span></text:p>
            <text:p><text:span text:style-name="T8">2</text:span><text:span text:style-name="T6">：关联参数</text:span><text:span text:style-name="T5"> - </text:span><text:span text:style-name="T6">用于主从视图直接传递参数</text:span></text:p>
            <text:p><text:span text:style-name="T8">3</text:span><text:span text:style-name="T6">：后台</text:span><text:span text:style-name="T5">PHP</text:span><text:span text:style-name="T6">赋值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value_from_fv_id</text:p>
          </table:table-cell>
          <table:table-cell table:style-name="ce7" office:value-type="string" calcext:value-type="string">
            <text:p><text:span text:style-name="T4">取值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qc_type == 2<text:span text:style-name="T4">的时候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value_from_col_name</text:p>
          </table:table-cell>
          <table:table-cell table:style-name="ce7" office:value-type="string" calcext:value-type="string">
            <text:p>取值字段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qc_type == 2<text:span text:style-name="T4">的时候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xtype</text:p>
          </table:table-cell>
          <table:table-cell table:style-name="ce7" office:value-type="string" calcext:value-type="string">
            <text:p><text:span text:style-name="T4">查询控件</text:span><text:span text:style-name="T5">xtype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0" office:value-type="string" calcext:value-type="string" table:number-columns-spanned="4" table:number-rows-spanned="1">
            <text:p><text:span text:style-name="T9">当qc</text:span><text:span text:style-name="T10">_type == 1</text:span><text:span text:style-name="T11">的时候，使用本 1的时候，使用本字段</text:span></text:p>
          </table:table-cell>
          <table:covered-table-cell table:number-columns-repeated="3" table:style-name="ce31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qc_php_class_name</text:p>
          </table:table-cell>
          <table:table-cell table:style-name="ce7" office:value-type="string" calcext:value-type="string">
            <text:p><text:span text:style-name="T4">取值的后台</text:span><text:span text:style-name="T5">PHP</text:span><text:span text:style-name="T6">类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qc_type == 3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8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逻辑关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</text:span><text:span text:style-name="T5">and</text:span></text:p>
            <text:p><text:span text:style-name="T8">2</text:span><text:span text:style-name="T6">：</text:span><text:span text:style-name="T5"> or</text:span></text:p>
            <text:p/>
            <text:p><text:span text:style-name="T4">默认值：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9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op_group</text:p>
          </table:table-cell>
          <table:table-cell table:style-name="ce7" office:value-type="string" calcext:value-type="string">
            <text:p>逻辑分组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给同级的各个查询条件分组，起到括号的作用。</text:span></text:p>
            <text:p/>
            <text:p><text:span text:style-name="T8">op_group</text:span><text:span text:style-name="T6">的为同一个值的查询条件，是同一组的查询条件。</text:span></text:p>
            <text:p/>
            <text:p><text:span text:style-name="T4">默认值：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通过</text:span><text:span text:style-name="T5">parent_id</text:span><text:span text:style-name="T6">构成整个查询条件树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md" table:style-name="ta1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表单视图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prop_name</text:p>
          </table:table-cell>
          <table:table-cell table:style-name="ce14" office:value-type="string" calcext:value-type="string">
            <text:p>属性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rop_value</text:p>
          </table:table-cell>
          <table:table-cell table:style-name="ce14" office:value-type="string" calcext:value-type="string">
            <text:p>属性值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how_order</text:p>
          </table:table-cell>
          <table:table-cell table:style-name="ce14" office:value-type="string" calcext:value-type="string">
            <text:p>排序字段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4">默认值</text:span><text:span text:style-name="T5">0</text:span></text:p>
          </table:table-cell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lution" table:style-name="ta1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lution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解决方案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editor_xtype" table:style-name="ta1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ct_editor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码表字段编辑控件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form_editor_xtype" table:style-name="ta2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form_editor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表单字段编辑控件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fv_xtype" table:style-name="ta2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fv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视图</text:span><text:span text:style-name="T5">xtype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gender" table:style-name="ta2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gender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性别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org_type" table:style-name="ta2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org_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组织机构性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record_status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ct_record_statu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记录状态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modern"/>
    <style:font-face style:name="宋体1" svg:font-family="宋体" style:font-family-generic="swiss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￥</number:text>
      <number:number number:decimal-places="0" number:min-decimal-places="0" number:min-integer-digits="1" number:grouping="true"/>
    </number:number-style>
    <number:number-style style:name="N117">
      <number:text>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20P0" style:volatile="true">
      <number:text>￥</number:text>
      <number:number number:decimal-places="2" number:min-decimal-places="2" number:min-integer-digits="1" number:grouping="true"/>
    </number:number-style>
    <number:number-style style:name="N120">
      <number:text>￥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-</number:text>
      <number:month/>
      <number:text>-</number:text>
      <number:day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day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3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month/>
      <number:text>-</number:text>
      <number:day/>
      <number:text>-</number:text>
      <number:year/>
    </number:date-style>
    <number:time-style style:name="N138">
      <number:hours/>
      <number:text>时</number:text>
      <number:minutes number:style="long"/>
      <number:text>分</number:text>
    </number:time-style>
    <number:time-style style:name="N139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40">
      <number:am-pm/>
      <number:hours/>
      <number:text>时</number:text>
      <number:minutes number:style="long"/>
      <number:text>分</number:text>
    </number:time-style>
    <number:time-style style:name="N141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42P0" style:volatile="true">
      <number:number number:decimal-places="0" number:min-decimal-places="0" number:min-integer-digits="1" number:grouping="true"/>
    </number:number-style>
    <number:number-style style:name="N142">
      <number:text>-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</number:number-style>
    <number:number-style style:name="N144">
      <number:text>-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￥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1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宋体1" fo:font-family="宋体" style:font-family-generic="swiss" fo:font-size="11pt" style:font-name-asian="宋体1" style:font-family-asian="宋体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宋体" fo:font-family="宋体" style:font-family-generic="modern" fo:font-size="11pt" fo:font-style="normal" fo:text-shadow="none" style:text-underline-style="solid" style:text-underline-width="auto" style:text-underline-color="font-color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00/00/00</text:date>, <text:time style:data-style-name="N2" text:time-value="10:21:08.826000000">00:00:00</text:time></text:p>
        </style:region-right>
      </style:header>
      <style:header-left style:display="false"/>
      <style:header-first style:display="false"/>
      <style:footer style:display="false">
        <text:p>页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_5f_dict_5f_table_5f_category" style:display-name="PageStyle_t_dict_table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一览表" style:display-name="PageStyle_一览表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md" style:display-name="PageStyle_t_code_table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ict_5f_table_5f_md" style:display-name="PageStyle_t_dict_table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buttons" style:display-name="PageStyle_t_code_table_butt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category" style:display-name="PageStyle_t_form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category" style:display-name="PageStyle_t_code_table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" style:display-name="PageStyle_t_for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detail" style:display-name="PageStyle_t_form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cols" style:display-name="PageStyle_t_form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cols_5f_md" style:display-name="PageStyle_t_code_table_cols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category" style:display-name="PageStyle_t_fv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qc" style:display-name="PageStyle_t_fv_q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lution" style:display-name="PageStyle_t_solu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detail_5f_cols" style:display-name="PageStyle_t_form_detail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md" style:display-name="PageStyle_t_fv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" style:display-name="PageStyle_t_fv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cols" style:display-name="PageStyle_t_fv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fv_5f_xtype" style:display-name="PageStyle_t_sysdict_fv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form_5f_editor_5f_xtype" style:display-name="PageStyle_t_sysdict_form_editor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editor_5f_xtype" style:display-name="PageStyle_t_sysdict_editor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sln0000_5f_org_5f_type" style:display-name="PageStyle_t_sysdict_sln0000_org_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record_5f_status" style:display-name="PageStyle_t_sysdict_record_stat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sln0000_5f_gender" style:display-name="PageStyle_t_sysdict_sln0000_gend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李静波</meta:initial-creator>
    <meta:print-date>2013-11-11T01:55:14</meta:print-date>
    <meta:creation-date>2013-11-11T01:13:07</meta:creation-date>
    <dc:date>2022-01-10T10:23:49.906000000</dc:date>
    <meta:generator>LibreOffice/7.2.4.1$Windows_X86_64 LibreOffice_project/27d75539669ac387bb498e35313b970b7fe9c4f9</meta:generator>
    <meta:editing-duration>PT2M39S</meta:editing-duration>
    <meta:editing-cycles>4</meta:editing-cycles>
    <meta:document-statistic meta:table-count="24" meta:cell-count="1551" meta:object-count="0"/>
    <meta:user-defined meta:name="AppVersion">12.0000</meta:user-defined>
    <meta:user-defined meta:name="Company">Microsoft</meta:user-defined>
  </office:meta>
</office:document-meta>
</file>